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tyle="normal" style:text-underline-style="solid" style:text-underline-width="auto" style:text-underline-color="font-color" officeooo:rsid="001e44b2" officeooo:paragraph-rsid="001e44b2" style:font-style-asian="normal" style:font-style-complex="normal"/>
    </style:style>
    <style:style style:name="P2" style:family="paragraph" style:parent-style-name="Standard">
      <style:text-properties officeooo:paragraph-rsid="001cfd27"/>
    </style:style>
    <style:style style:name="P3" style:family="paragraph" style:parent-style-name="Standard">
      <style:text-properties officeooo:paragraph-rsid="001e44b2"/>
    </style:style>
    <style:style style:name="P4" style:family="paragraph" style:parent-style-name="Standard">
      <style:paragraph-properties fo:text-align="center" style:justify-single-word="false"/>
      <style:text-properties officeooo:rsid="001e44b2" officeooo:paragraph-rsid="001e44b2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e44b2" officeooo:paragraph-rsid="001e44b2" style:font-size-asian="21pt" style:font-weight-asian="bold" style:font-size-complex="24pt" style:font-weight-complex="bold"/>
    </style:style>
    <style:style style:name="T1" style:family="text">
      <style:text-properties officeooo:rsid="001cfd27"/>
    </style:style>
    <style:style style:name="T2" style:family="text">
      <style:text-properties officeooo:rsid="001e44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chema-validation"/>Schema Validation</text:h>
      <text:p text:style-name="P4"/>
      <text:p text:style-name="P2"/>
      <text:p text:style-name="P2">db.createCollection("mother", {</text:p>
      <text:p text:style-name="P2"><text:tab/>validator : {</text:p>
      <text:p text:style-name="P2"><text:tab/><text:tab/>$jsonSchema : {</text:p>
      <text:p text:style-name="P2"><text:tab/><text:tab/><text:tab/>bsonType : "object", </text:p>
      <text:p text:style-name="P2"><text:tab/><text:tab/><text:tab/>required : ["nombre", "tamaño", "cantM2", "cantSatas", "consumo", "foto", <text:tab/><text:tab/><text:tab/><text:tab/> <text:s text:c="4"/>"generaciones", "marca", "slotsRam", "tipoRam", "precio"],</text:p>
      <text:p text:style-name="P2"><text:tab/><text:tab/><text:tab/>properties : {</text:p>
      <text:p text:style-name="P2"><text:tab/><text:tab/><text:tab/><text:tab/>nombre : {</text:p>
      <text:p text:style-name="P2"><text:tab/><text:tab/><text:tab/><text:tab/><text:tab/>bsonType : "string",</text:p>
      <text:p text:style-name="P2"><text:tab/><text:tab/><text:tab/><text:tab/><text:tab/> description : "Es el nombre de la mother"</text:p>
      <text:p text:style-name="P2"><text:tab/><text:tab/><text:tab/><text:tab/><text:tab/>},</text:p>
      <text:p text:style-name="P2"><text:tab/><text:tab/><text:tab/><text:tab/> tamaño : {</text:p>
      <text:p text:style-name="P2"><text:tab/><text:tab/><text:tab/><text:tab/><text:tab/>enum : ["E-ATX", "ATX", "Mini-ATX", "Micro-ATX"],</text:p>
      <text:p text:style-name="P2"><text:tab/><text:tab/><text:tab/><text:tab/><text:tab/>description : "Es el tamaño de la mother, solo se pueden <text:tab/><text:tab/><text:tab/><text:tab/><text:tab/><text:tab/>ingresar los tamaños existentes"</text:p>
      <text:p text:style-name="P2"><text:tab/><text:tab/><text:tab/><text:tab/><text:tab/>},</text:p>
      <text:p text:style-name="P2"><text:tab/><text:tab/><text:tab/><text:tab/>cantM2 : {</text:p>
      <text:p text:style-name="P2"><text:tab/><text:tab/><text:tab/><text:tab/><text:tab/>bsonType : "int",</text:p>
      <text:p text:style-name="P2"><text:tab/><text:tab/><text:tab/><text:tab/><text:tab/>minimum : 0,</text:p>
      <text:p text:style-name="P2"><text:tab/><text:tab/><text:tab/><text:tab/><text:tab/>maximum : 3,</text:p>
      <text:p text:style-name="P2"><text:tab/><text:tab/><text:tab/><text:tab/><text:tab/>description : "La cantidad de conectores m.2, no puede tener <text:tab/><text:tab/><text:tab/><text:tab/><text:tab/>mas de 3"</text:p>
      <text:p text:style-name="P2"><text:tab/><text:tab/><text:tab/><text:tab/><text:tab/>},</text:p>
      <text:p text:style-name="P2"><text:tab/><text:tab/><text:tab/><text:tab/>cantSatas : {</text:p>
      <text:p text:style-name="P2"><text:tab/><text:tab/><text:tab/><text:tab/><text:tab/>bsonType : "int",</text:p>
      <text:p text:style-name="P2"><text:tab/><text:tab/><text:tab/><text:tab/><text:tab/>minimum : 2,</text:p>
      <text:p text:style-name="P2"><text:tab/><text:tab/><text:tab/><text:tab/><text:tab/>maximum : 10,</text:p>
      <text:p text:style-name="P2"><text:tab/><text:tab/><text:tab/><text:tab/><text:tab/>description : "La cantidad de conectores sata, no pueden ser <text:tab/><text:tab/><text:tab/><text:tab/><text:tab/><text:tab/> <text:s text:c="9"/>mas de 10 ni menos de 2"</text:p>
      <text:p text:style-name="P2"><text:tab/><text:tab/><text:tab/><text:tab/><text:tab/>},</text:p>
      <text:p text:style-name="P2"><text:tab/><text:tab/><text:tab/><text:tab/>consumo : {<text:tab/><text:tab/></text:p>
      <text:p text:style-name="P2"><text:tab/><text:tab/><text:tab/><text:tab/><text:tab/>bsonType : "int",</text:p>
      <text:p text:style-name="P2"><text:tab/><text:tab/><text:tab/><text:tab/><text:tab/>minimum : 10,</text:p>
      <text:p text:style-name="P2"><text:tab/><text:tab/><text:tab/><text:tab/><text:tab/>maximum : 100,</text:p>
      <text:p text:style-name="P2"><text:tab/><text:tab/><text:tab/><text:tab/><text:tab/>description : "El consumo energetico, no puede ser </text:p>
      <text:p text:style-name="P2"><text:tab/><text:tab/><text:tab/><text:tab/><text:tab/><text:tab/> <text:s text:c="9"/>exageradamente chico ni exageradamente <text:tab/><text:tab/><text:tab/><text:tab/><text:tab/><text:tab/><text:tab/> <text:s text:c="9"/>grande"</text:p>
      <text:p text:style-name="P2"><text:tab/><text:tab/><text:tab/><text:tab/><text:tab/>},</text:p>
      <text:p text:style-name="P2"><text:tab/><text:tab/><text:tab/><text:tab/>foto : {</text:p>
      <text:p text:style-name="P2"><text:tab/><text:tab/><text:tab/><text:tab/><text:tab/>bsonType : "string",</text:p>
      <text:p text:style-name="P2"><text:tab/><text:tab/><text:tab/><text:tab/><text:tab/>description : "URL de una foto del componente"</text:p>
      <text:p text:style-name="P2"><text:tab/><text:tab/><text:tab/><text:tab/><text:tab/>},</text:p>
      <text:p text:style-name="P2"><text:tab/><text:tab/><text:tab/><text:tab/>generaciones : {</text:p>
      <text:p text:style-name="P2"><text:tab/><text:tab/><text:tab/><text:tab/><text:tab/>bsonType : "array",</text:p>
      <text:p text:style-name="P2"><text:tab/><text:tab/><text:tab/><text:tab/><text:tab/>minimum : 1,</text:p>
      <text:p text:style-name="P2"><text:tab/><text:tab/><text:tab/><text:tab/><text:tab/>description : "La generacion de procesador soportada, no se <text:tab/><text:tab/><text:tab/><text:tab/><text:tab/><text:tab/> <text:s text:c="9"/>puede ingresar nums negativos ni 0"</text:p>
      <text:p text:style-name="P2"><text:soft-page-break/><text:tab/><text:tab/><text:tab/><text:tab/><text:tab/>},</text:p>
      <text:p text:style-name="P2"><text:tab/><text:tab/><text:tab/><text:tab/>marca : {</text:p>
      <text:p text:style-name="P2"><text:tab/><text:tab/><text:tab/><text:tab/><text:tab/>enum : ["intel", "AMD"],</text:p>
      <text:p text:style-name="P2"><text:tab/><text:tab/><text:tab/><text:tab/><text:tab/>description : "La marca que tiene que ser el procesador, solo se <text:tab/><text:tab/><text:tab/><text:tab/><text:tab/><text:tab/> <text:s text:c="9"/>puede intel o AMD"</text:p>
      <text:p text:style-name="P2"><text:tab/><text:tab/><text:tab/><text:tab/><text:tab/>},</text:p>
      <text:p text:style-name="P2"><text:tab/><text:tab/><text:tab/> <text:tab/>slotsRam : {</text:p>
      <text:p text:style-name="P2"><text:tab/><text:tab/><text:tab/><text:tab/><text:tab/>enum : [2, 4, 8],</text:p>
      <text:p text:style-name="P2"><text:tab/><text:tab/><text:tab/><text:tab/><text:tab/>description : "La cantidad de slots de ram que tiene, solo puede <text:tab/><text:tab/><text:tab/><text:tab/><text:tab/><text:tab/> <text:s text:c="9"/>tener 2, 4 u 8"</text:p>
      <text:p text:style-name="P2"><text:tab/><text:tab/><text:tab/><text:tab/><text:tab/>},</text:p>
      <text:p text:style-name="P2"><text:tab/><text:tab/><text:tab/><text:tab/><text:span text:style-name="T1">t</text:span>ipoRam : {</text:p>
      <text:p text:style-name="P2"><text:tab/><text:tab/><text:tab/><text:tab/><text:tab/>enum : ["DDR3", "DDR4", "DDR5"],</text:p>
      <text:p text:style-name="P2"><text:tab/><text:tab/><text:tab/><text:tab/><text:tab/>description : "El tipo de memoria permitida, solo DDR3, 4 y 5"</text:p>
      <text:p text:style-name="P2"><text:tab/><text:tab/><text:tab/><text:tab/><text:tab/>},</text:p>
      <text:p text:style-name="P2"><text:tab/><text:tab/><text:tab/><text:tab/>precio : {</text:p>
      <text:p text:style-name="P2"><text:tab/><text:tab/><text:tab/><text:tab/><text:tab/>bsonType : "int",</text:p>
      <text:p text:style-name="P2"><text:tab/><text:tab/><text:tab/><text:tab/><text:tab/>description : "El precio del producto"</text:p>
      <text:p text:style-name="P2"><text:tab/><text:tab/><text:tab/><text:tab/><text:tab/>}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}</text:p>
      <text:p text:style-name="P2">)</text:p>
      <text:p text:style-name="P2"/>
      <text:p text:style-name="P5">Insertar datos</text:p>
      <text:p text:style-name="Standard"/>
      <text:p text:style-name="P3">db.mother.insertOne({</text:p>
      <text:p text:style-name="P3"><text:tab/>nombre : "nombre",</text:p>
      <text:p text:style-name="P3"><text:tab/>tamaño : "ATX",</text:p>
      <text:p text:style-name="P3"><text:tab/>cantM2: NumberInt(1),</text:p>
      <text:p text:style-name="P3"><text:tab/>cantSatas : NumberInt(2),</text:p>
      <text:p text:style-name="P3"><text:tab/>consumo : NumberInt(50),</text:p>
      <text:p text:style-name="P3"><text:tab/>foto : "url",</text:p>
      <text:p text:style-name="P3"><text:tab/>generaciones : [</text:p>
      <text:p text:style-name="P3"><text:tab/><text:tab/>NumberInt(1),</text:p>
      <text:p text:style-name="P3"><text:tab/><text:tab/>NumberInt(2)</text:p>
      <text:p text:style-name="P3"><text:tab/><text:tab/>], </text:p>
      <text:p text:style-name="P3"><text:tab/>marca : "AMD",</text:p>
      <text:p text:style-name="P3"><text:tab/>slotsRam: NumberInt(2),</text:p>
      <text:p text:style-name="P3"><text:tab/>tipoRam : "DDR4",</text:p>
      <text:p text:style-name="P3"><text:tab/>precio : NumberInt(100511054101054)</text:p>
      <text:p text:style-name="P3"><text:tab/>}</text:p>
      <text:p text:style-name="P3"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09:58:23.147575682</meta:creation-date>
    <dc:date>2021-11-12T11:36:56.182705184</dc:date>
    <meta:editing-duration>PT4M42S</meta:editing-duration>
    <meta:editing-cycles>1</meta:editing-cycles>
    <meta:document-statistic meta:table-count="0" meta:image-count="0" meta:object-count="0" meta:page-count="2" meta:paragraph-count="82" meta:word-count="319" meta:character-count="2204" meta:non-whitespace-character-count="1558"/>
    <meta:generator>LibreOffice/6.4.7.2$Linux_X86_64 LibreOffice_project/40$Build-2</meta:generator>
  </office:meta>
</office:document-meta>
</file>